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f0f4d" officeooo:paragraph-rsid="000f0f4d"/>
    </style:style>
    <style:style style:name="P2" style:family="paragraph" style:parent-style-name="Heading_20_1">
      <style:text-properties officeooo:rsid="0011ecf0" officeooo:paragraph-rsid="0011ecf0"/>
    </style:style>
    <style:style style:name="P3" style:family="paragraph" style:parent-style-name="Text_20_body">
      <style:text-properties officeooo:rsid="000f0f4d" officeooo:paragraph-rsid="000f0f4d"/>
    </style:style>
    <style:style style:name="P4" style:family="paragraph" style:parent-style-name="Text_20_body">
      <style:text-properties style:text-underline-style="solid" style:text-underline-width="auto" style:text-underline-color="font-color" officeooo:rsid="000f0f4d" officeooo:paragraph-rsid="000f0f4d"/>
    </style:style>
    <style:style style:name="P5" style:family="paragraph" style:parent-style-name="Text_20_body">
      <style:text-properties style:text-underline-style="solid" style:text-underline-width="auto" style:text-underline-color="font-color" officeooo:rsid="000f0f4d" officeooo:paragraph-rsid="0011ecf0"/>
    </style:style>
    <style:style style:name="P6" style:family="paragraph" style:parent-style-name="Text_20_body">
      <style:text-properties style:text-underline-style="solid" style:text-underline-width="auto" style:text-underline-color="font-color" officeooo:rsid="0011ecf0" officeooo:paragraph-rsid="0011ecf0"/>
    </style:style>
    <style:style style:name="P7" style:family="paragraph" style:parent-style-name="Text_20_body">
      <style:text-properties style:text-underline-style="solid" style:text-underline-width="auto" style:text-underline-color="font-color" officeooo:rsid="0014fa6a" officeooo:paragraph-rsid="0014fa6a"/>
    </style:style>
    <style:style style:name="P8" style:family="paragraph" style:parent-style-name="Text_20_body">
      <style:text-properties style:text-underline-style="solid" style:text-underline-width="auto" style:text-underline-color="font-color" officeooo:rsid="0016bf83" officeooo:paragraph-rsid="0016bf83"/>
    </style:style>
    <style:style style:name="P9" style:family="paragraph" style:parent-style-name="Text_20_body">
      <style:text-properties style:text-underline-style="solid" style:text-underline-width="auto" style:text-underline-color="font-color" officeooo:rsid="00175a74" officeooo:paragraph-rsid="00175a74"/>
    </style:style>
    <style:style style:name="P10" style:family="paragraph" style:parent-style-name="Text_20_body">
      <style:text-properties style:text-underline-style="solid" style:text-underline-width="auto" style:text-underline-color="font-color" officeooo:rsid="001a9962" officeooo:paragraph-rsid="001a9962"/>
    </style:style>
    <style:style style:name="P11" style:family="paragraph" style:parent-style-name="Text_20_body">
      <style:text-properties style:text-underline-style="solid" style:text-underline-width="auto" style:text-underline-color="font-color" officeooo:rsid="001c659e" officeooo:paragraph-rsid="001c659e"/>
    </style:style>
    <style:style style:name="P12" style:family="paragraph" style:parent-style-name="Text_20_body">
      <style:text-properties style:text-underline-style="solid" style:text-underline-width="auto" style:text-underline-color="font-color" officeooo:rsid="001c8d63" officeooo:paragraph-rsid="001c8d63"/>
    </style:style>
    <style:style style:name="P13" style:family="paragraph" style:parent-style-name="Text_20_body">
      <style:text-properties style:text-underline-style="solid" style:text-underline-width="auto" style:text-underline-color="font-color" officeooo:rsid="001e5f2b" officeooo:paragraph-rsid="001e5f2b"/>
    </style:style>
    <style:style style:name="P14" style:family="paragraph" style:parent-style-name="Text_20_body">
      <style:text-properties style:text-underline-style="solid" style:text-underline-width="auto" style:text-underline-color="font-color" officeooo:rsid="00206111" officeooo:paragraph-rsid="00206111"/>
    </style:style>
    <style:style style:name="P15" style:family="paragraph" style:parent-style-name="Text_20_body">
      <style:text-properties style:text-underline-style="none" officeooo:rsid="000f0f4d" officeooo:paragraph-rsid="000f0f4d"/>
    </style:style>
    <style:style style:name="P16" style:family="paragraph" style:parent-style-name="Text_20_body">
      <style:text-properties style:text-underline-style="none" officeooo:rsid="0011ecf0" officeooo:paragraph-rsid="0011ecf0"/>
    </style:style>
    <style:style style:name="P17" style:family="paragraph" style:parent-style-name="Text_20_body">
      <style:text-properties style:text-underline-style="none" officeooo:rsid="0014fa6a" officeooo:paragraph-rsid="0014fa6a"/>
    </style:style>
    <style:style style:name="P18" style:family="paragraph" style:parent-style-name="Text_20_body">
      <style:text-properties style:text-underline-style="none" officeooo:rsid="0016bf83" officeooo:paragraph-rsid="0016bf83"/>
    </style:style>
    <style:style style:name="P19" style:family="paragraph" style:parent-style-name="Text_20_body">
      <style:text-properties style:text-underline-style="none" officeooo:rsid="00175a74" officeooo:paragraph-rsid="00175a74"/>
    </style:style>
    <style:style style:name="P20" style:family="paragraph" style:parent-style-name="Text_20_body">
      <style:text-properties style:text-underline-style="none" officeooo:rsid="00175a74" officeooo:paragraph-rsid="001a9962"/>
    </style:style>
    <style:style style:name="P21" style:family="paragraph" style:parent-style-name="Text_20_body">
      <style:text-properties style:text-underline-style="none" officeooo:rsid="001a9962" officeooo:paragraph-rsid="001a9962"/>
    </style:style>
    <style:style style:name="P22" style:family="paragraph" style:parent-style-name="Text_20_body">
      <style:text-properties style:text-underline-style="none" officeooo:rsid="001c659e" officeooo:paragraph-rsid="001c659e"/>
    </style:style>
    <style:style style:name="P23" style:family="paragraph" style:parent-style-name="Text_20_body">
      <style:text-properties style:text-underline-style="none" officeooo:rsid="001c8d63" officeooo:paragraph-rsid="001c8d63"/>
    </style:style>
    <style:style style:name="P24" style:family="paragraph" style:parent-style-name="Text_20_body">
      <style:text-properties style:text-underline-style="none" officeooo:rsid="001e5f2b" officeooo:paragraph-rsid="001e5f2b"/>
    </style:style>
    <style:style style:name="P25" style:family="paragraph" style:parent-style-name="Text_20_body">
      <style:text-properties style:text-underline-style="none" officeooo:rsid="00206111" officeooo:paragraph-rsid="00206111"/>
    </style:style>
    <style:style style:name="P26" style:family="paragraph" style:parent-style-name="Text_20_body">
      <style:text-properties officeooo:rsid="00206111" officeooo:paragraph-rsid="00206111"/>
    </style:style>
    <style:style style:name="P27" style:family="paragraph" style:parent-style-name="Title">
      <style:text-properties officeooo:rsid="000f0f4d" officeooo:paragraph-rsid="000f0f4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a9962"/>
    </style:style>
    <style:style style:name="T3" style:family="text">
      <style:text-properties officeooo:rsid="0011ecf0"/>
    </style:style>
    <style:style style:name="T4" style:family="text">
      <style:text-properties style:text-underline-style="none"/>
    </style:style>
    <style:style style:name="T5" style:family="text">
      <style:text-properties officeooo:rsid="001a9962"/>
    </style:style>
    <style:style style:name="T6" style:family="text">
      <style:text-properties officeooo:rsid="001fa9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Preuves JFX WILHEM LABONNE</text:p>
      <text:p text:style-name="P3"/>
      <text:p text:style-name="P3"/>
      <text:h text:style-name="P1" text:outline-level="1">Documents :</text:h>
      <text:p text:style-name="P3"><text:span text:style-name="T1">Je sais concevoir un diagramme UML intégrant des notions de qualité et correspondant exactement à l’application que j’ai à développer :</text:span> </text:p>
      <text:p text:style-name="P3">Oui, voir Documents/Diagramme de Classes.svg</text:p>
      <text:p text:style-name="P3"/>
      <text:p text:style-name="P3"><text:span text:style-name="T1">Je sais décrire un diagramme UML en mettant en valeur et en justifier les éléments essentiels :</text:span></text:p>
      <text:p text:style-name="P3">Oui, voir Documents/Description du diagramme de classes.pdf</text:p>
      <text:p text:style-name="P3"/>
      <text:p text:style-name="P4">Je sais documenter mon code et en générer la documentation :</text:p>
      <text:p text:style-name="P3">Oui, voir ensemble du projet et Documents/JavaDoc</text:p>
      <text:p text:style-name="P3"/>
      <text:p text:style-name="P4">Je sais décrire le contexte de mon application, pour que n’importe qui soit capable de comprendre à quoi elle sert :</text:p>
      <text:p text:style-name="P15">Oui, voir Documents/Contexte.pdf</text:p>
      <text:p text:style-name="P15"/>
      <text:p text:style-name="P5">Je sais <text:span text:style-name="T3">faire une diagramme de cas d’utilisation pour mettre en avant les différentes fonctionnalités de mon application</text:span> :</text:p>
      <text:p text:style-name="P16">Oui, voir Documents/Diagramme de cas d’utilisation .mdj</text:p>
      <text:p text:style-name="P16"/>
      <text:h text:style-name="P2" text:outline-level="1">Code :</text:h>
      <text:p text:style-name="P6">Je maîtrise les règles de nommage Java :</text:p>
      <text:p text:style-name="P16">Oui, voir l’ensemble du code</text:p>
      <text:p text:style-name="P16"/>
      <text:p text:style-name="P6">Je sais binder bidirectionnellement deux propriétés JavaFX :</text:p>
      <text:p text:style-name="P16">Non utilisé</text:p>
      <text:p text:style-name="P16"/>
      <text:p text:style-name="P16"/>
      <text:p text:style-name="P6"><text:soft-page-break/>Je sais binder unidirectionnellement deux propriétés JavaFX :</text:p>
      <text:p text:style-name="P16">Oui , voir Jeu/src/vues/FenetreDeJeu.java ligne 129 et Jeu/src/Utils/Timer.java ligne 24</text:p>
      <text:p text:style-name="P16"/>
      <text:p text:style-name="P7">Je sais coder une classe Java en respectant des contraintes de qualité de lecture du code :</text:p>
      <text:p text:style-name="P17">Oui, voir J<text:span text:style-name="T3">eu/src/Utils/</text:span>Carte.java</text:p>
      <text:p text:style-name="P17"/>
      <text:p text:style-name="P8">Je sais contraindre les éléments de ma vue avec du binding FXML :</text:p>
      <text:p text:style-name="P18">Oui, voir Jeu/rsrc/FXML/FenetreDeJeu.fxml ligne 35 et Jeu/src/vues/FenetreDeJeu.java ligne 29</text:p>
      <text:p text:style-name="P18"/>
      <text:p text:style-name="P9">Je sais définir une CellFactory fabriquant des cellules qui se mettent à jour au changement du modèle :</text:p>
      <text:p text:style-name="P19">Oui, voir Jeu/src/vues/End.java ligne 39</text:p>
      <text:p text:style-name="P19"/>
      <text:p text:style-name="P9">Je sais éviter la duplication de code :</text:p>
      <text:p text:style-name="P19">Oui, voir Jeu/src/Acteurs/Entity.java (La classe abstraite prend en charge le code qui serait dupliqué lors de l’écriture de classes filles)</text:p>
      <text:p text:style-name="P19"/>
      <text:p text:style-name="P9">Je sais hiérarchiser mes classes pour spécialiser leur comportement :</text:p>
      <text:p text:style-name="P19">Oui, voir le package Acteurs et la relation entre Entity et les classes filles, ainsi que leur fonctionnement dans le diagramme de classes</text:p>
      <text:p text:style-name="P19"/>
      <text:p text:style-name="P9">Je sais intercepter des évènements en provenance de la fenêtre JavaFX :</text:p>
      <text:p text:style-name="P19">Oui, voir Jeu/src/vues/FenetreDeJeu.fxml ligne 89</text:p>
      <text:p text:style-name="P19"/>
      <text:p text:style-name="P9">Je sais maintenir, dans un projet, une responsabilité unique pour chacune de mes classes :</text:p>
      <text:p text:style-name="P20">Nous pensons que oui, voir diagramme de classes. <text:span text:style-name="T5">(Exemples : Jeu/src/Utils/Timer,java , Jeu/src/Boucleurs/BoucleurJeu.java)</text:span></text:p>
      <text:p text:style-name="P20"/>
      <text:p text:style-name="P20"><text:span text:style-name="T2">Je sais gérer la persistance de mon modèle :</text:span></text:p>
      <text:p text:style-name="P20"><text:span text:style-name="T5">Oui, voir </text:span><text:s/><text:span text:style-name="T5">le paquet Jeu/src/Persistance ainsi que Jeu/src/Launcher/Main.java et Jeu/src/vues/End.java</text:span></text:p>
      <text:p text:style-name="P20"/>
      <text:p text:style-name="P20"/>
      <text:p text:style-name="P10"><text:soft-page-break/>Je sais utiliser à mon avantage le polymorphisme :</text:p>
      <text:p text:style-name="P21">Oui, voir Jeu/src/modele/Utils/Carte.java ligne 70</text:p>
      <text:p text:style-name="P21"/>
      <text:p text:style-name="P11">Je sais utiliser GIT pour travailler avec mon binôme sur le projet :</text:p>
      <text:p text:style-name="P22">Oui, voir <text:a xlink:type="simple" xlink:href="https://github.com/ThomasWILHEM/2A-JFXGame" text:style-name="Internet_20_link" text:visited-style-name="Visited_20_Internet_20_Link">https://github.com/ThomasWILHEM/2A-JFXGame</text:a> </text:p>
      <text:p text:style-name="P22"/>
      <text:p text:style-name="P11">Je sais utiliser le type statique adéquat pour mes attributs ou variables :</text:p>
      <text:p text:style-name="P22">Oui , voir Jeu/src/Launcher/Main.java ligne 15</text:p>
      <text:p text:style-name="P22"/>
      <text:p text:style-name="P12">Je sais utiliser les différents composants complexes (listes, combo,,,) que me propose JavaFX.</text:p>
      <text:p text:style-name="P23">Oui, voir Jeu/src/modele/Utils/Carte.java ligne 26</text:p>
      <text:p text:style-name="P23"/>
      <text:p text:style-name="P12">Je sais utiliser les lambda-expression :</text:p>
      <text:p text:style-name="P23">Oui, voir Jeu/src/modele/Utils/Carte.java ligne 46</text:p>
      <text:p text:style-name="P23"/>
      <text:p text:style-name="P12">Je sais utiliser les listes observables de JavaFX :</text:p>
      <text:p text:style-name="P23">Oui, voir Jeu/src/modele/Utils/Carte.java ligne 26</text:p>
      <text:p text:style-name="P23"/>
      <text:p text:style-name="P13">Je sais utiliser un convertisseur lors d’un bind entre deux propriétés JavaFX :</text:p>
      <text:p text:style-name="P24">Non utilisé</text:p>
      <text:p text:style-name="P24"/>
      <text:p text:style-name="P13">Je sais utiliser un fichier CSS pour styler mon application JavaFX :</text:p>
      <text:p text:style-name="P24">Oui , voir Jeu/rsrc/FXML/CSS/<text:span text:style-name="T6">Ga</text:span>me.css</text:p>
      <text:p text:style-name="P24"/>
      <text:p text:style-name="P14">Je sais utiliser un formateur lors d’un bind entre deux propriétés JavaFX :</text:p>
      <text:p text:style-name="P25">Non utilisé</text:p>
      <text:p text:style-name="P25"/>
      <text:p text:style-name="P14">Je sais développer un jeu en JavaFX en utilisant FXML :</text:p>
      <text:p text:style-name="P25">Nous pensons que oui, voir l’intégralité du projet.</text:p>
      <text:p text:style-name="P25"/>
      <text:p text:style-name="P14">Je sais intégrer, à bon escient, dans mon jeu, une boucle temporelle observable :</text:p>
      <text:p text:style-name="P26"><text:span text:style-name="T4">Oui, voir le déplacement des gardes lors du jeu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4T13:58:18.105253510</meta:creation-date>
    <dc:date>2022-01-24T14:46:07.829340748</dc:date>
    <meta:editing-duration>PT37M35S</meta:editing-duration>
    <meta:editing-cycles>13</meta:editing-cycles>
    <meta:generator>LibreOffice/7.2.3.2$Linux_X86_64 LibreOffice_project/20$Build-2</meta:generator>
    <meta:document-statistic meta:table-count="0" meta:image-count="0" meta:object-count="0" meta:page-count="3" meta:paragraph-count="57" meta:word-count="537" meta:character-count="3583" meta:non-whitespace-character-count="3100"/>
  </office:meta>
</office:document-meta>
</file>